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33" style:family="table-cell" style:parent-style-name="Default">
      <style:text-properties fo:color="#00008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color="#000080" fo:font-weight="bold" style:font-weight-asian="bold" style:font-weight-complex="bold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22">
      <style:table-cell-properties fo:background-color="transparent"/>
    </style:style>
    <style:style style:name="ce55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56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57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58" style:family="table-cell" style:parent-style-name="Default" style:data-style-name="N122">
      <style:table-cell-properties fo:background-color="#99ff66"/>
    </style:style>
    <style:style style:name="ce59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60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61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62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65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66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67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68" style:family="table-cell" style:parent-style-name="Default" style:data-style-name="N122">
      <style:text-properties style:use-window-font-color="true"/>
    </style:style>
    <style:style style:name="ce69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70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71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72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73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74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54"/>
        <table:table-column table:style-name="co1" table:number-columns-repeated="5" table:default-cell-style-name="ce1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1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52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52" office:value-type="string" calcext:value-type="string" table:number-columns-spanned="3" table:number-rows-spanned="1">
            <text:p>Cookie B</text:p>
          </table:table-cell>
          <table:covered-table-cell table:style-name="ce52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Top Row</text:p>
          </table:table-cell>
          <table:table-cell/>
          <table:table-cell table:style-name="ce15" table:formula="of:=PadeA*100+['Cookie A'.C6]" office:value-type="float" office:value="1606" calcext:value-type="float">
            <text:p>16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62" table:formula="of:=PadeB*100+['Cookie B'.L6]" office:value-type="float" office:value="10325" calcext:value-type="float">
            <text:p>10325,</text:p>
          </table:table-cell>
          <table:table-cell table:style-name="ce62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6 is master</text:p>
          </table:table-cell>
        </table:table-row>
        <table:table-row table:style-name="ro1">
          <table:table-cell/>
          <table:covered-table-cell/>
          <table:table-cell/>
          <table:table-cell table:style-name="ce15" table:formula="of:=PadeA*100+['Cookie A'.C7]" office:value-type="float" office:value="1604" calcext:value-type="float">
            <text:p>16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0327" calcext:value-type="float">
            <text:p>103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5" table:formula="of:=PadeA*100+['Cookie A'.C8]" office:value-type="float" office:value="1603" calcext:value-type="float">
            <text:p>16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0328" calcext:value-type="float">
            <text:p>103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3" table:formula="of:=PadeA*100+['Cookie A'.C9]" office:value-type="float" office:value="1601" calcext:value-type="float">
            <text:p>1601,</text:p>
          </table:table-cell>
          <table:table-cell table:style-name="ce53" table:formula="of:=['Cookie A'.C$4]*100+['Cookie A'.D9]" office:value-type="float" office:value="104" calcext:value-type="float">
            <text:p>104,</text:p>
          </table:table-cell>
          <table:table-cell table:style-name="ce53"/>
          <table:table-cell table:style-name="ce53" table:formula="of:=PadeB*100+['Cookie B'.L9]" office:value-type="float" office:value="10330" calcext:value-type="float">
            <text:p>10330,</text:p>
          </table:table-cell>
          <table:table-cell table:style-name="ce53"/>
          <table:table-cell table:style-name="ce53" table:formula="of:=-1*(['Cookie B'.L$4]*100+['Cookie B'.M9])" office:value-type="float" office:value="-104" calcext:value-type="float">
            <text:p>-104,</text:p>
          </table:table-cell>
          <table:table-cell table:style-name="ce7"/>
          <table:table-cell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5" table:formula="of:=PadeA*100+['Cookie A'.E6]" office:value-type="float" office:value="1614" calcext:value-type="float">
            <text:p>16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0317" calcext:value-type="float">
            <text:p>103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612" calcext:value-type="float">
            <text:p>16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0319" calcext:value-type="float">
            <text:p>103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611" calcext:value-type="float">
            <text:p>16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0320" calcext:value-type="float">
            <text:p>103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E9]" office:value-type="float" office:value="1609" calcext:value-type="float">
            <text:p>1609,</text:p>
          </table:table-cell>
          <table:table-cell table:style-name="ce53" table:formula="of:=['Cookie A'.E$4]*100+['Cookie A'.F9]" office:value-type="float" office:value="204" calcext:value-type="float">
            <text:p>204,</text:p>
          </table:table-cell>
          <table:table-cell table:style-name="ce53"/>
          <table:table-cell table:style-name="ce53" table:formula="of:=PadeB*100+['Cookie B'.N9]" office:value-type="float" office:value="10322" calcext:value-type="float">
            <text:p>10322,</text:p>
          </table:table-cell>
          <table:table-cell table:style-name="ce53"/>
          <table:table-cell table:style-name="ce53" table:formula="of:=-1*(['Cookie B'.N$4]*100+['Cookie B'.O9])" office:value-type="float" office:value="-204" calcext:value-type="float">
            <text:p>-2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6" table:formula="of:=PadeA*100+['Cookie A'.G6]" office:value-type="float" office:value="1617" calcext:value-type="float">
            <text:p>16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0314" calcext:value-type="float">
            <text:p>103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619" calcext:value-type="float">
            <text:p>16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0312" calcext:value-type="float">
            <text:p>103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620" calcext:value-type="float">
            <text:p>16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0311" calcext:value-type="float">
            <text:p>103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G9]" office:value-type="float" office:value="1622" calcext:value-type="float">
            <text:p>1622,</text:p>
          </table:table-cell>
          <table:table-cell table:style-name="ce53" table:formula="of:=['Cookie A'.G$4]*100+['Cookie A'.H9]" office:value-type="float" office:value="304" calcext:value-type="float">
            <text:p>304,</text:p>
          </table:table-cell>
          <table:table-cell table:style-name="ce53"/>
          <table:table-cell table:style-name="ce53" table:formula="of:=PadeB*100+['Cookie B'.P9]" office:value-type="float" office:value="10309" calcext:value-type="float">
            <text:p>10309,</text:p>
          </table:table-cell>
          <table:table-cell table:style-name="ce53"/>
          <table:table-cell table:style-name="ce53" table:formula="of:=-1*(['Cookie B'.P$4]*100+['Cookie B'.Q9])" office:value-type="float" office:value="-304" calcext:value-type="float">
            <text:p>-3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625" calcext:value-type="float">
            <text:p>16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0306" calcext:value-type="float">
            <text:p>103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627" calcext:value-type="float">
            <text:p>16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0304" calcext:value-type="float">
            <text:p>103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628" calcext:value-type="float">
            <text:p>16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0301" calcext:value-type="float">
            <text:p>103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A*100+['Cookie A'.I9]" office:value-type="float" office:value="1630" calcext:value-type="float">
            <text:p>1630,</text:p>
          </table:table-cell>
          <table:table-cell table:style-name="ce60" table:formula="of:=['Cookie A'.I$4]*100+['Cookie A'.J9]" office:value-type="float" office:value="404" calcext:value-type="float">
            <text:p>404,</text:p>
          </table:table-cell>
          <table:table-cell table:style-name="ce60"/>
          <table:table-cell table:style-name="ce60" table:formula="of:=PadeB*100+['Cookie B'.R9]" office:value-type="float" office:value="10303" calcext:value-type="float">
            <text:p>10303,</text:p>
          </table:table-cell>
          <table:table-cell table:style-name="ce60"/>
          <table:table-cell table:style-name="ce60" table:formula="of:=-1*(['Cookie B'.R$4]*100+['Cookie B'.S9])" office:value-type="float" office:value="-404" calcext:value-type="float">
            <text:p>-4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600" calcext:value-type="float">
            <text:p>16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0331" calcext:value-type="float">
            <text:p>103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602" calcext:value-type="float">
            <text:p>16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0329" calcext:value-type="float">
            <text:p>103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605" calcext:value-type="float">
            <text:p>16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0326" calcext:value-type="float">
            <text:p>103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C15]" office:value-type="float" office:value="1607" calcext:value-type="float">
            <text:p>1607,</text:p>
          </table:table-cell>
          <table:table-cell table:style-name="ce53" table:formula="of:=['Cookie A'.C$10]*100+['Cookie A'.D15]" office:value-type="float" office:value="504" calcext:value-type="float">
            <text:p>504,</text:p>
          </table:table-cell>
          <table:table-cell table:style-name="ce53"/>
          <table:table-cell table:style-name="ce53" table:formula="of:=PadeB*100+['Cookie B'.L15]" office:value-type="float" office:value="10324" calcext:value-type="float">
            <text:p>10324,</text:p>
          </table:table-cell>
          <table:table-cell table:style-name="ce53"/>
          <table:table-cell table:style-name="ce53" table:formula="of:=-1*(['Cookie B'.L$10]*100+['Cookie B'.M15])" office:value-type="float" office:value="-504" calcext:value-type="float">
            <text:p>-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608" calcext:value-type="float">
            <text:p>16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0323" calcext:value-type="float">
            <text:p>103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610" calcext:value-type="float">
            <text:p>16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0321" calcext:value-type="float">
            <text:p>103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613" calcext:value-type="float">
            <text:p>16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0318" calcext:value-type="float">
            <text:p>103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E15]" office:value-type="float" office:value="1615" calcext:value-type="float">
            <text:p>1615,</text:p>
          </table:table-cell>
          <table:table-cell table:style-name="ce53" table:formula="of:=['Cookie A'.E$10]*100+['Cookie A'.F15]" office:value-type="float" office:value="604" calcext:value-type="float">
            <text:p>604,</text:p>
          </table:table-cell>
          <table:table-cell table:style-name="ce53"/>
          <table:table-cell table:style-name="ce53" table:formula="of:=PadeB*100+['Cookie B'.N15]" office:value-type="float" office:value="10316" calcext:value-type="float">
            <text:p>10316,</text:p>
          </table:table-cell>
          <table:table-cell table:style-name="ce53"/>
          <table:table-cell table:style-name="ce53" table:formula="of:=-1*(['Cookie B'.N$10]*100+['Cookie B'.O15])" office:value-type="float" office:value="-604" calcext:value-type="float">
            <text:p>-6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623" calcext:value-type="float">
            <text:p>16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0308" calcext:value-type="float">
            <text:p>103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621" calcext:value-type="float">
            <text:p>16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0310" calcext:value-type="float">
            <text:p>103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618" calcext:value-type="float">
            <text:p>16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0313" calcext:value-type="float">
            <text:p>103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5" table:formula="of:=PadeA*100+['Cookie A'.G15]" office:value-type="float" office:value="1616" calcext:value-type="float">
            <text:p>1616,</text:p>
          </table:table-cell>
          <table:table-cell table:style-name="ce53" table:formula="of:=['Cookie A'.G$10]*100+['Cookie A'.H15]" office:value-type="float" office:value="704" calcext:value-type="float">
            <text:p>704,</text:p>
          </table:table-cell>
          <table:table-cell table:style-name="ce53"/>
          <table:table-cell table:style-name="ce53" table:formula="of:=PadeB*100+['Cookie B'.P15]" office:value-type="float" office:value="10315" calcext:value-type="float">
            <text:p>10315,</text:p>
          </table:table-cell>
          <table:table-cell table:style-name="ce53"/>
          <table:table-cell table:style-name="ce53" table:formula="of:=-1*(['Cookie B'.P$10]*100+['Cookie B'.Q15])" office:value-type="float" office:value="-704" calcext:value-type="float">
            <text:p>-7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631" calcext:value-type="float">
            <text:p>16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0300" calcext:value-type="float">
            <text:p>103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629" calcext:value-type="float">
            <text:p>16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0302" calcext:value-type="float">
            <text:p>103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626" calcext:value-type="float">
            <text:p>16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0307" calcext:value-type="float">
            <text:p>103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A*100+['Cookie A'.I15]" office:value-type="float" office:value="1624" calcext:value-type="float">
            <text:p>1624,</text:p>
          </table:table-cell>
          <table:table-cell table:style-name="ce60" table:formula="of:=['Cookie A'.I$10]*100+['Cookie A'.J15]" office:value-type="float" office:value="804" calcext:value-type="float">
            <text:p>804,</text:p>
          </table:table-cell>
          <table:table-cell table:style-name="ce60"/>
          <table:table-cell table:style-name="ce60" table:formula="of:=PadeB*100+['Cookie B'.R15]" office:value-type="float" office:value="10305" calcext:value-type="float">
            <text:p>10305,</text:p>
          </table:table-cell>
          <table:table-cell table:style-name="ce60"/>
          <table:table-cell table:style-name="ce60" table:formula="of:=-1*(['Cookie B'.R$10]*100+['Cookie B'.S15])" office:value-type="float" office:value="-804" calcext:value-type="float">
            <text:p>-8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3" table:formula="of:=PadeC*100+['Cookie A'.C21]" office:value-type="float" office:value="11501" calcext:value-type="float">
            <text:p>11501,</text:p>
          </table:table-cell>
          <table:table-cell table:style-name="ce53" table:formula="of:=['Cookie A'.C$16]*100+['Cookie A'.D21]" office:value-type="float" office:value="904" calcext:value-type="float">
            <text:p>904,</text:p>
          </table:table-cell>
          <table:table-cell table:style-name="ce53"/>
          <table:table-cell table:style-name="ce53" table:formula="of:=PadeD*100+['Cookie B'.L21]" office:value-type="float" office:value="11230" calcext:value-type="float">
            <text:p>11230,</text:p>
          </table:table-cell>
          <table:table-cell table:style-name="ce53"/>
          <table:table-cell table:style-name="ce53" table:formula="of:=-1*(['Cookie B'.L$16]*100+['Cookie B'.M21])" office:value-type="float" office:value="-904" calcext:value-type="float">
            <text:p>-9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3" table:formula="of:=PadeC*100+['Cookie A'.E21]" office:value-type="float" office:value="11509" calcext:value-type="float">
            <text:p>11509,</text:p>
          </table:table-cell>
          <table:table-cell table:style-name="ce53" table:formula="of:=['Cookie A'.E$16]*100+['Cookie A'.F21]" office:value-type="float" office:value="1004" calcext:value-type="float">
            <text:p>1004,</text:p>
          </table:table-cell>
          <table:table-cell table:style-name="ce53"/>
          <table:table-cell table:style-name="ce53" table:formula="of:=PadeD*100+['Cookie B'.N21]" office:value-type="float" office:value="11222" calcext:value-type="float">
            <text:p>11222,</text:p>
          </table:table-cell>
          <table:table-cell table:style-name="ce53"/>
          <table:table-cell table:style-name="ce53" table:formula="of:=-1*(['Cookie B'.N$16]*100+['Cookie B'.O21])" office:value-type="float" office:value="-1004" calcext:value-type="float">
            <text:p>-10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G21]" office:value-type="float" office:value="11522" calcext:value-type="float">
            <text:p>11522,</text:p>
          </table:table-cell>
          <table:table-cell table:style-name="ce53" table:formula="of:=['Cookie A'.G$16]*100+['Cookie A'.H21]" office:value-type="float" office:value="1104" calcext:value-type="float">
            <text:p>1104,</text:p>
          </table:table-cell>
          <table:table-cell table:style-name="ce53"/>
          <table:table-cell table:style-name="ce53" table:formula="of:=PadeD*100+['Cookie B'.P21]" office:value-type="float" office:value="11209" calcext:value-type="float">
            <text:p>11209,</text:p>
          </table:table-cell>
          <table:table-cell table:style-name="ce53"/>
          <table:table-cell table:style-name="ce53" table:formula="of:=-1*(['Cookie B'.P$16]*100+['Cookie B'.Q21])" office:value-type="float" office:value="-1104" calcext:value-type="float">
            <text:p>-11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0" table:formula="of:=PadeC*100+['Cookie A'.I21]" office:value-type="float" office:value="11530" calcext:value-type="float">
            <text:p>11530,</text:p>
          </table:table-cell>
          <table:table-cell table:style-name="ce60" table:formula="of:=['Cookie A'.I$16]*100+['Cookie A'.J21]" office:value-type="float" office:value="1204" calcext:value-type="float">
            <text:p>1204,</text:p>
          </table:table-cell>
          <table:table-cell table:style-name="ce60"/>
          <table:table-cell table:style-name="ce60" table:formula="of:=PadeD*100+['Cookie B'.R21]" office:value-type="float" office:value="11201" calcext:value-type="float">
            <text:p>11201,</text:p>
          </table:table-cell>
          <table:table-cell table:style-name="ce60"/>
          <table:table-cell table:style-name="ce60" table:formula="of:=-1*(['Cookie B'.R$16]*100+['Cookie B'.S21])" office:value-type="float" office:value="-1204" calcext:value-type="float">
            <text:p>-12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Bottom Row</text:p>
          </table:table-cell>
          <table:table-cell/>
          <table:table-cell table:style-name="ce15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C27]" office:value-type="float" office:value="11507" calcext:value-type="float">
            <text:p>11507,</text:p>
          </table:table-cell>
          <table:table-cell table:style-name="ce53" table:formula="of:=['Cookie A'.C$22]*100+['Cookie A'.D27]" office:value-type="float" office:value="1304" calcext:value-type="float">
            <text:p>1304,</text:p>
          </table:table-cell>
          <table:table-cell table:style-name="ce53"/>
          <table:table-cell table:style-name="ce53" table:formula="of:=PadeD*100+['Cookie B'.L27]" office:value-type="float" office:value="11226" calcext:value-type="float">
            <text:p>11226,</text:p>
          </table:table-cell>
          <table:table-cell table:style-name="ce53"/>
          <table:table-cell table:style-name="ce53" table:formula="of:=-1*(['Cookie B'.L$22]*100+['Cookie B'.M27])" office:value-type="float" office:value="-1304" calcext:value-type="float">
            <text:p>-13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E27]" office:value-type="float" office:value="11515" calcext:value-type="float">
            <text:p>11515,</text:p>
          </table:table-cell>
          <table:table-cell table:style-name="ce53" table:formula="of:=['Cookie A'.E$22]*100+['Cookie A'.F27]" office:value-type="float" office:value="1404" calcext:value-type="float">
            <text:p>1404,</text:p>
          </table:table-cell>
          <table:table-cell table:style-name="ce53"/>
          <table:table-cell table:style-name="ce53" table:formula="of:=PadeD*100+['Cookie B'.N27]" office:value-type="float" office:value="11216" calcext:value-type="float">
            <text:p>11216,</text:p>
          </table:table-cell>
          <table:table-cell table:style-name="ce53"/>
          <table:table-cell table:style-name="ce53" table:formula="of:=-1*(['Cookie B'.N$22]*100+['Cookie B'.O27])" office:value-type="float" office:value="-1404" calcext:value-type="float">
            <text:p>-14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1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9" table:formula="of:=PadeC*100+['Cookie A'.G27]" office:value-type="float" office:value="11516" calcext:value-type="float">
            <text:p>11516,</text:p>
          </table:table-cell>
          <table:table-cell table:style-name="ce53" table:formula="of:=['Cookie A'.G$22]*100+['Cookie A'.H27]" office:value-type="float" office:value="1504" calcext:value-type="float">
            <text:p>1504,</text:p>
          </table:table-cell>
          <table:table-cell table:style-name="ce53"/>
          <table:table-cell table:style-name="ce53" table:formula="of:=PadeD*100+['Cookie B'.P27]" office:value-type="float" office:value="11213" calcext:value-type="float">
            <text:p>11213,</text:p>
          </table:table-cell>
          <table:table-cell table:style-name="ce53"/>
          <table:table-cell table:style-name="ce53" table:formula="of:=-1*(['Cookie B'.P$22]*100+['Cookie B'.Q27])" office:value-type="float" office:value="-1504" calcext:value-type="float">
            <text:p>-1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1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16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52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52" office:value-type="string" calcext:value-type="string" table:number-columns-spanned="3" table:number-rows-spanned="1">
            <text:p>Cookie B</text:p>
          </table:table-cell>
          <table:covered-table-cell table:style-name="ce52"/>
          <table:covered-table-cell/>
          <table:table-cell table:number-columns-repeated="6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1606" calcext:value-type="float">
            <text:p>16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0325" calcext:value-type="float">
            <text:p>103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1604" calcext:value-type="float">
            <text:p>16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0327" calcext:value-type="float">
            <text:p>103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1603" calcext:value-type="float">
            <text:p>16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0328" calcext:value-type="float">
            <text:p>103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1601" calcext:value-type="float">
            <text:p>16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53"/>
          <table:table-cell table:formula="of:=[MapAB.G6]" office:value-type="float" office:value="10330" calcext:value-type="float">
            <text:p>10330,</text:p>
          </table:table-cell>
          <table:table-cell table:style-name="ce53"/>
          <table:table-cell table:formula="of:=[MapAB.I6]" office:value-type="float" office:value="-104" calcext:value-type="float">
            <text:p>-104,</text:p>
          </table:table-cell>
          <table:table-cell table:style-name="ce7"/>
          <table:table-cell/>
          <table:table-cell table:style-name="ce45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1614" calcext:value-type="float">
            <text:p>16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64" table:formula="of:=[MapAB.G7]" office:value-type="float" office:value="10317" calcext:value-type="float">
            <text:p>10317,</text:p>
          </table:table-cell>
          <table:table-cell table:style-name="ce67"/>
          <table:table-cell table:style-name="ce72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45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1612" calcext:value-type="float">
            <text:p>16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65" table:formula="of:=[MapAB.G8]" office:value-type="float" office:value="10319" calcext:value-type="float">
            <text:p>10319,</text:p>
          </table:table-cell>
          <table:table-cell table:style-name="ce68"/>
          <table:table-cell table:style-name="ce73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1611" calcext:value-type="float">
            <text:p>16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65" table:formula="of:=[MapAB.G9]" office:value-type="float" office:value="10320" calcext:value-type="float">
            <text:p>10320,</text:p>
          </table:table-cell>
          <table:table-cell table:style-name="ce68"/>
          <table:table-cell table:style-name="ce73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1609" calcext:value-type="float">
            <text:p>16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53"/>
          <table:table-cell table:style-name="ce66" table:formula="of:=[MapAB.G10]" office:value-type="float" office:value="10322" calcext:value-type="float">
            <text:p>10322,</text:p>
          </table:table-cell>
          <table:table-cell table:style-name="ce69"/>
          <table:table-cell table:style-name="ce74" table:formula="of:=[MapAB.I10]" office:value-type="float" office:value="-204" calcext:value-type="float">
            <text:p>-2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1617" calcext:value-type="float">
            <text:p>16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0314" calcext:value-type="float">
            <text:p>103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1619" calcext:value-type="float">
            <text:p>16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0312" calcext:value-type="float">
            <text:p>103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1620" calcext:value-type="float">
            <text:p>16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0311" calcext:value-type="float">
            <text:p>103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1622" calcext:value-type="float">
            <text:p>16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53"/>
          <table:table-cell table:formula="of:=[MapAB.G14]" office:value-type="float" office:value="10309" calcext:value-type="float">
            <text:p>10309,</text:p>
          </table:table-cell>
          <table:table-cell table:style-name="ce53"/>
          <table:table-cell table:formula="of:=[MapAB.I14]" office:value-type="float" office:value="-304" calcext:value-type="float">
            <text:p>-3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1625" calcext:value-type="float">
            <text:p>16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0306" calcext:value-type="float">
            <text:p>103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1627" calcext:value-type="float">
            <text:p>16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0304" calcext:value-type="float">
            <text:p>103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1628" calcext:value-type="float">
            <text:p>16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0301" calcext:value-type="float">
            <text:p>103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1630" calcext:value-type="float">
            <text:p>16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60"/>
          <table:table-cell table:formula="of:=[MapAB.G18]" office:value-type="float" office:value="10303" calcext:value-type="float">
            <text:p>10303,</text:p>
          </table:table-cell>
          <table:table-cell table:style-name="ce60"/>
          <table:table-cell table:formula="of:=[MapAB.I18]" office:value-type="float" office:value="-404" calcext:value-type="float">
            <text:p>-4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1600" calcext:value-type="float">
            <text:p>16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0331" calcext:value-type="float">
            <text:p>103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1602" calcext:value-type="float">
            <text:p>16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0329" calcext:value-type="float">
            <text:p>103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1605" calcext:value-type="float">
            <text:p>16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0326" calcext:value-type="float">
            <text:p>103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1607" calcext:value-type="float">
            <text:p>16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53"/>
          <table:table-cell table:formula="of:=[MapAB.G22]" office:value-type="float" office:value="10324" calcext:value-type="float">
            <text:p>10324,</text:p>
          </table:table-cell>
          <table:table-cell table:style-name="ce53"/>
          <table:table-cell table:formula="of:=[MapAB.I22]" office:value-type="float" office:value="-504" calcext:value-type="float">
            <text:p>-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1608" calcext:value-type="float">
            <text:p>16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0323" calcext:value-type="float">
            <text:p>103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1610" calcext:value-type="float">
            <text:p>16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0321" calcext:value-type="float">
            <text:p>103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1613" calcext:value-type="float">
            <text:p>16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0318" calcext:value-type="float">
            <text:p>103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1615" calcext:value-type="float">
            <text:p>16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53"/>
          <table:table-cell table:formula="of:=[MapAB.G26]" office:value-type="float" office:value="10316" calcext:value-type="float">
            <text:p>10316,</text:p>
          </table:table-cell>
          <table:table-cell table:style-name="ce53"/>
          <table:table-cell table:formula="of:=[MapAB.I26]" office:value-type="float" office:value="-604" calcext:value-type="float">
            <text:p>-6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1623" calcext:value-type="float">
            <text:p>16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0308" calcext:value-type="float">
            <text:p>103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1621" calcext:value-type="float">
            <text:p>16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0310" calcext:value-type="float">
            <text:p>103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1618" calcext:value-type="float">
            <text:p>16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0313" calcext:value-type="float">
            <text:p>103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1616" calcext:value-type="float">
            <text:p>16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53"/>
          <table:table-cell table:formula="of:=[MapAB.G30]" office:value-type="float" office:value="10315" calcext:value-type="float">
            <text:p>10315,</text:p>
          </table:table-cell>
          <table:table-cell table:style-name="ce53"/>
          <table:table-cell table:formula="of:=[MapAB.I30]" office:value-type="float" office:value="-704" calcext:value-type="float">
            <text:p>-7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1631" calcext:value-type="float">
            <text:p>16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0300" calcext:value-type="float">
            <text:p>103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1629" calcext:value-type="float">
            <text:p>16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0302" calcext:value-type="float">
            <text:p>103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1626" calcext:value-type="float">
            <text:p>16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0307" calcext:value-type="float">
            <text:p>103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1624" calcext:value-type="float">
            <text:p>16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60"/>
          <table:table-cell table:formula="of:=[MapAB.G34]" office:value-type="float" office:value="10305" calcext:value-type="float">
            <text:p>10305,</text:p>
          </table:table-cell>
          <table:table-cell table:style-name="ce60"/>
          <table:table-cell table:formula="of:=[MapAB.I34]" office:value-type="float" office:value="-804" calcext:value-type="float">
            <text:p>-8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53"/>
          <table:table-cell table:formula="of:=[MapAB.G38]" office:value-type="float" office:value="11230" calcext:value-type="float">
            <text:p>11230,</text:p>
          </table:table-cell>
          <table:table-cell table:style-name="ce53"/>
          <table:table-cell table:formula="of:=[MapAB.I38]" office:value-type="float" office:value="-904" calcext:value-type="float">
            <text:p>-9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53"/>
          <table:table-cell table:formula="of:=[MapAB.G42]" office:value-type="float" office:value="11222" calcext:value-type="float">
            <text:p>11222,</text:p>
          </table:table-cell>
          <table:table-cell table:style-name="ce53"/>
          <table:table-cell table:formula="of:=[MapAB.I42]" office:value-type="float" office:value="-1004" calcext:value-type="float">
            <text:p>-10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53"/>
          <table:table-cell table:formula="of:=[MapAB.G46]" office:value-type="float" office:value="11209" calcext:value-type="float">
            <text:p>11209,</text:p>
          </table:table-cell>
          <table:table-cell table:style-name="ce53"/>
          <table:table-cell table:formula="of:=[MapAB.I46]" office:value-type="float" office:value="-1104" calcext:value-type="float">
            <text:p>-11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64" table:formula="of:=[MapAB.G47]" office:value-type="float" office:value="11206" calcext:value-type="float">
            <text:p>11206,</text:p>
          </table:table-cell>
          <table:table-cell table:style-name="ce70"/>
          <table:table-cell table:style-name="ce72" table:formula="of:=[MapAB.I47]" office:value-type="float" office:value="-1201" calcext:value-type="float">
            <text:p>-12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65" table:formula="of:=[MapAB.G48]" office:value-type="float" office:value="11204" calcext:value-type="float">
            <text:p>11204,</text:p>
          </table:table-cell>
          <table:table-cell/>
          <table:table-cell table:style-name="ce73" table:formula="of:=[MapAB.I48]" office:value-type="float" office:value="-1202" calcext:value-type="float">
            <text:p>-12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65" table:formula="of:=[MapAB.G49]" office:value-type="float" office:value="11203" calcext:value-type="float">
            <text:p>11203,</text:p>
          </table:table-cell>
          <table:table-cell/>
          <table:table-cell table:style-name="ce73" table:formula="of:=[MapAB.I49]" office:value-type="float" office:value="-1203" calcext:value-type="float">
            <text:p>-12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60"/>
          <table:table-cell table:style-name="ce66" table:formula="of:=[MapAB.G50]" office:value-type="float" office:value="11201" calcext:value-type="float">
            <text:p>11201,</text:p>
          </table:table-cell>
          <table:table-cell table:style-name="ce71"/>
          <table:table-cell table:style-name="ce74" table:formula="of:=[MapAB.I50]" office:value-type="float" office:value="-1204" calcext:value-type="float">
            <text:p>-12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53"/>
          <table:table-cell table:formula="of:=[MapAB.G54]" office:value-type="float" office:value="11226" calcext:value-type="float">
            <text:p>11226,</text:p>
          </table:table-cell>
          <table:table-cell table:style-name="ce53"/>
          <table:table-cell table:formula="of:=[MapAB.I54]" office:value-type="float" office:value="-1304" calcext:value-type="float">
            <text:p>-13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53"/>
          <table:table-cell table:formula="of:=[MapAB.G58]" office:value-type="float" office:value="11216" calcext:value-type="float">
            <text:p>11216,</text:p>
          </table:table-cell>
          <table:table-cell table:style-name="ce53"/>
          <table:table-cell table:formula="of:=[MapAB.I58]" office:value-type="float" office:value="-1404" calcext:value-type="float">
            <text:p>-14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53"/>
          <table:table-cell table:formula="of:=[MapAB.G62]" office:value-type="float" office:value="11213" calcext:value-type="float">
            <text:p>11213,</text:p>
          </table:table-cell>
          <table:table-cell table:style-name="ce53"/>
          <table:table-cell table:formula="of:=[MapAB.I62]" office:value-type="float" office:value="-1504" calcext:value-type="float">
            <text:p>-1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3:22:03.25468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7T13:30:15.104523859</dc:date>
    <meta:editing-duration>P1DT4H4M</meta:editing-duration>
    <meta:editing-cycles>145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